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style:writing-mode="page"/>
    </style:style>
    <style:style style:name="Tabela1.14" style:family="table-row">
      <style:table-row-properties style:min-row-height="0.1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b778b" officeooo:paragraph-rsid="001b778b" style:font-weight-asian="bold" style:font-weight-complex="bold"/>
    </style:style>
    <style:style style:name="P2" style:family="paragraph" style:parent-style-name="Table_20_Contents">
      <style:text-properties officeooo:rsid="001b778b" officeooo:paragraph-rsid="001b778b"/>
    </style:style>
    <style:style style:name="P3" style:family="paragraph" style:parent-style-name="Table_20_Contents">
      <style:paragraph-properties fo:text-align="center" style:justify-single-word="false"/>
      <style:text-properties officeooo:rsid="001b778b" officeooo:paragraph-rsid="001b778b"/>
    </style:style>
    <style:style style:name="P4" style:family="paragraph" style:parent-style-name="Table_20_Contents">
      <style:paragraph-properties fo:text-align="center" style:justify-single-word="false"/>
      <style:text-properties officeooo:rsid="001bb196" officeooo:paragraph-rsid="001bb196"/>
    </style:style>
    <style:style style:name="T1" style:family="text">
      <style:text-properties officeooo:rsid="001bb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1788577995680">
          <table:table-cell table:style-name="Tabela1.A1" office:value-type="string">
            <text:p text:style-name="P1">Nome do Caso de Uso </text:p>
          </table:table-cell>
          <table:table-cell table:style-name="Tabela1.A1" office:value-type="string">
            <text:p text:style-name="P1">Agendar Consulta </text:p>
          </table:table-cell>
        </table:table-row>
        <table:table-row table:style-name="TableLine1788577995680">
          <table:table-cell table:style-name="Tabela1.A1" office:value-type="string">
            <text:p text:style-name="P3">Caso de uso geral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P3">Ator Principal</text:p>
          </table:table-cell>
          <table:table-cell table:style-name="Tabela1.A1" office:value-type="string">
            <text:p text:style-name="P3">Atendente</text:p>
          </table:table-cell>
        </table:table-row>
        <table:table-row table:style-name="TableLine1788577995680">
          <table:table-cell table:style-name="Tabela1.A1" office:value-type="string">
            <text:p text:style-name="P3">Ator secundário</text:p>
          </table:table-cell>
          <table:table-cell table:style-name="Tabela1.A1" office:value-type="string">
            <text:p text:style-name="P3">Cliente</text:p>
          </table:table-cell>
        </table:table-row>
        <table:table-row table:style-name="TableLine1788577995680">
          <table:table-cell table:style-name="Tabela1.A1" office:value-type="string">
            <text:p text:style-name="P3">Resumo</text:p>
            <text:p text:style-name="P3"/>
          </table:table-cell>
          <table:table-cell table:style-name="Tabela1.A1" office:value-type="string">
            <text:p text:style-name="P2">Este caso de uso descreve as etapas para realizar o agendamento de uma consulta com o veterinário.</text:p>
          </table:table-cell>
        </table:table-row>
        <table:table-row table:style-name="TableLine1788577995680">
          <table:table-cell table:style-name="Tabela1.A1" office:value-type="string">
            <text:p text:style-name="P3"><text:span text:style-name="T1">P</text:span>ré-condições</text:p>
          </table:table-cell>
          <table:table-cell table:style-name="Tabela1.A1" office:value-type="string">
            <text:p text:style-name="P4">Horário Disponivel</text:p>
          </table:table-cell>
        </table:table-row>
        <table:table-row table:style-name="TableLine1788577995680">
          <table:table-cell table:style-name="Tabela1.A1" office:value-type="string">
            <text:p text:style-name="P4">Pós-Condição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17885779956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20:57:59.511000000</meta:creation-date>
    <dc:date>2022-04-19T21:22:17.731000000</dc:date>
    <meta:editing-duration>PT3M26S</meta:editing-duration>
    <meta:editing-cycles>2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12" meta:word-count="39" meta:character-count="246" meta:non-whitespace-character-count="217"/>
  </office:meta>
</office:document-meta>
</file>